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5.256cm" svg:y="1.454cm">
            <draw:object draw:notify-on-update-of-ranges="Sheet1.M6:Sheet1.M6 Sheet1.M8:Sheet1.M10 Sheet1.L8:Sheet1.L10 Sheet1.O6:Sheet1.O6 Sheet1.O8:Sheet1.O10 Sheet1.L8:Sheet1.L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5.156cm" svg:y="12.193cm">
            <draw:object draw:notify-on-update-of-ranges="Sheet1.L8:Sheet1.L10 Sheet1.M19:Sheet1.M19 Sheet1.M21:Sheet1.M23 Sheet1.L8:Sheet1.L10 Sheet1.O19:Sheet1.O19 Sheet1.O21:Sheet1.O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nRobots</text:p>
          </table:table-cell>
          <table:table-cell office:value-type="string" calcext:value-type="string">
            <text:p>DNS Line</text:p>
          </table:table-cell>
          <table:table-cell office:value-type="string" calcext:value-type="string">
            <text:p>SNS Line</text:p>
          </table:table-cell>
          <table:table-cell/>
          <table:table-cell office:value-type="string" calcext:value-type="string">
            <text:p>DNS Wedge</text:p>
          </table:table-cell>
          <table:table-cell office:value-type="string" calcext:value-type="string">
            <text:p>SNS Wedge</text:p>
          </table:table-cell>
          <table:table-cell/>
          <table:table-cell office:value-type="string" calcext:value-type="string">
            <text:p>DNS sqr</text:p>
          </table:table-cell>
          <table:table-cell office:value-type="string" calcext:value-type="string">
            <text:p>SNS sqr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.3367" calcext:value-type="float">
            <text:p>68.3367</text:p>
          </table:table-cell>
          <table:table-cell office:value-type="float" office:value="112.901" calcext:value-type="float">
            <text:p>112.901</text:p>
          </table:table-cell>
          <table:table-cell/>
          <table:table-cell office:value-type="float" office:value="45.3123" calcext:value-type="float">
            <text:p>45.3123</text:p>
          </table:table-cell>
          <table:table-cell office:value-type="float" office:value="69.6561" calcext:value-type="float">
            <text:p>69.6561</text:p>
          </table:table-cell>
          <table:table-cell/>
          <table:table-cell office:value-type="float" office:value="38.0274" calcext:value-type="float">
            <text:p>38.0274</text:p>
          </table:table-cell>
          <table:table-cell office:value-type="float" office:value="56.4303" calcext:value-type="float">
            <text:p>56.43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.3367" calcext:value-type="float">
            <text:p>68.3367</text:p>
          </table:table-cell>
          <table:table-cell office:value-type="float" office:value="112.901" calcext:value-type="float">
            <text:p>112.901</text:p>
          </table:table-cell>
          <table:table-cell/>
          <table:table-cell office:value-type="float" office:value="45.3123" calcext:value-type="float">
            <text:p>45.3123</text:p>
          </table:table-cell>
          <table:table-cell office:value-type="float" office:value="97.7882" calcext:value-type="float">
            <text:p>97.7882</text:p>
          </table:table-cell>
          <table:table-cell/>
          <table:table-cell office:value-type="float" office:value="38.0274" calcext:value-type="float">
            <text:p>38.0274</text:p>
          </table:table-cell>
          <table:table-cell office:value-type="float" office:value="102.605" calcext:value-type="float">
            <text:p>102.6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.2041" calcext:value-type="float">
            <text:p>66.2041</text:p>
          </table:table-cell>
          <table:table-cell office:value-type="float" office:value="85.5746" calcext:value-type="float">
            <text:p>85.5746</text:p>
          </table:table-cell>
          <table:table-cell/>
          <table:table-cell office:value-type="float" office:value="46.6356" calcext:value-type="float">
            <text:p>46.6356</text:p>
          </table:table-cell>
          <table:table-cell office:value-type="float" office:value="107.972" calcext:value-type="float">
            <text:p>107.972</text:p>
          </table:table-cell>
          <table:table-cell/>
          <table:table-cell office:value-type="float" office:value="75.9262" calcext:value-type="float">
            <text:p>75.9262</text:p>
          </table:table-cell>
          <table:table-cell office:value-type="float" office:value="127.038" calcext:value-type="float">
            <text:p>127.0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.2041" calcext:value-type="float">
            <text:p>66.2041</text:p>
          </table:table-cell>
          <table:table-cell office:value-type="float" office:value="173.925" calcext:value-type="float">
            <text:p>173.925</text:p>
          </table:table-cell>
          <table:table-cell/>
          <table:table-cell office:value-type="float" office:value="46.6356" calcext:value-type="float">
            <text:p>46.6356</text:p>
          </table:table-cell>
          <table:table-cell office:value-type="float" office:value="64.9102" calcext:value-type="float">
            <text:p>64.9102</text:p>
          </table:table-cell>
          <table:table-cell/>
          <table:table-cell office:value-type="float" office:value="75.9262" calcext:value-type="float">
            <text:p>75.9262</text:p>
          </table:table-cell>
          <table:table-cell office:value-type="float" office:value="127.038" calcext:value-type="float">
            <text:p>127.0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.5471" calcext:value-type="float">
            <text:p>51.5471</text:p>
          </table:table-cell>
          <table:table-cell office:value-type="float" office:value="94.1699" calcext:value-type="float">
            <text:p>94.1699</text:p>
          </table:table-cell>
          <table:table-cell/>
          <table:table-cell office:value-type="float" office:value="39.8982" calcext:value-type="float">
            <text:p>39.8982</text:p>
          </table:table-cell>
          <table:table-cell office:value-type="float" office:value="64.9102" calcext:value-type="float">
            <text:p>64.9102</text:p>
          </table:table-cell>
          <table:table-cell/>
          <table:table-cell office:value-type="float" office:value="48.719" calcext:value-type="float">
            <text:p>48.719</text:p>
          </table:table-cell>
          <table:table-cell office:value-type="float" office:value="62.3772" calcext:value-type="float">
            <text:p>62.3772</text:p>
          </table:table-cell>
          <table:table-cell table:number-columns-repeated="3"/>
          <table:table-cell office:value-type="string" calcext:value-type="string">
            <text:p>DNS Line</text:p>
          </table:table-cell>
          <table:table-cell/>
          <table:table-cell office:value-type="string" calcext:value-type="string">
            <text:p>SNS Line</text:p>
          </table:table-cell>
          <table:table-cell/>
        </table:table-row>
        <table:table-row table:style-name="ro1">
          <table:table-cell/>
          <table:table-cell office:value-type="float" office:value="51.5471" calcext:value-type="float">
            <text:p>51.5471</text:p>
          </table:table-cell>
          <table:table-cell office:value-type="float" office:value="69.0794" calcext:value-type="float">
            <text:p>69.0794</text:p>
          </table:table-cell>
          <table:table-cell/>
          <table:table-cell office:value-type="float" office:value="39.8982" calcext:value-type="float">
            <text:p>39.8982</text:p>
          </table:table-cell>
          <table:table-cell office:value-type="float" office:value="98.2452" calcext:value-type="float">
            <text:p>98.2452</text:p>
          </table:table-cell>
          <table:table-cell/>
          <table:table-cell office:value-type="float" office:value="88.3177" calcext:value-type="float">
            <text:p>88.3177</text:p>
          </table:table-cell>
          <table:table-cell office:value-type="float" office:value="70.7092" calcext:value-type="float">
            <text:p>70.7092</text:p>
          </table:table-cell>
          <table:table-cell table:number-columns-repeated="3"/>
          <table:table-cell office:value-type="string" calcext:value-type="string">
            <text:p>val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/>
          <table:table-cell office:value-type="float" office:value="52.9305" calcext:value-type="float">
            <text:p>52.9305</text:p>
          </table:table-cell>
          <table:table-cell office:value-type="float" office:value="141.677" calcext:value-type="float">
            <text:p>141.677</text:p>
          </table:table-cell>
          <table:table-cell/>
          <table:table-cell office:value-type="float" office:value="32.5449" calcext:value-type="float">
            <text:p>32.5449</text:p>
          </table:table-cell>
          <table:table-cell office:value-type="float" office:value="110.206" calcext:value-type="float">
            <text:p>110.206</text:p>
          </table:table-cell>
          <table:table-cell/>
          <table:table-cell office:value-type="float" office:value="88.3177" calcext:value-type="float">
            <text:p>88.3177</text:p>
          </table:table-cell>
          <table:table-cell office:value-type="float" office:value="70.7092" calcext:value-type="float">
            <text:p>70.709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8.40667" calcext:value-type="float">
            <text:p>58.40667</text:p>
          </table:table-cell>
          <table:table-cell office:value-type="float" office:value="7.6815120794527" calcext:value-type="float">
            <text:p>7.6815120795</text:p>
          </table:table-cell>
          <table:table-cell office:value-type="float" office:value="45.00983" calcext:value-type="float">
            <text:p>45.00983</text:p>
          </table:table-cell>
          <table:table-cell office:value-type="float" office:value="39.929150309901" calcext:value-type="float">
            <text:p>39.9291503099</text:p>
          </table:table-cell>
        </table:table-row>
        <table:table-row table:style-name="ro1">
          <table:table-cell/>
          <table:table-cell office:value-type="float" office:value="52.9305" calcext:value-type="float">
            <text:p>52.9305</text:p>
          </table:table-cell>
          <table:table-cell office:value-type="float" office:value="186.594" calcext:value-type="float">
            <text:p>186.594</text:p>
          </table:table-cell>
          <table:table-cell/>
          <table:table-cell office:value-type="float" office:value="32.5449" calcext:value-type="float">
            <text:p>32.5449</text:p>
          </table:table-cell>
          <table:table-cell office:value-type="float" office:value="79.2355" calcext:value-type="float">
            <text:p>79.2355</text:p>
          </table:table-cell>
          <table:table-cell/>
          <table:table-cell office:value-type="float" office:value="60.3817" calcext:value-type="float">
            <text:p>60.3817</text:p>
          </table:table-cell>
          <table:table-cell office:value-type="float" office:value="58.6479" calcext:value-type="float">
            <text:p>58.647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5.9527" calcext:value-type="float">
            <text:p>205.9527</text:p>
          </table:table-cell>
          <table:table-cell office:value-type="float" office:value="43.8835275930629" calcext:value-type="float">
            <text:p>43.8835275931</text:p>
          </table:table-cell>
          <table:table-cell office:value-type="float" office:value="147.86512" calcext:value-type="float">
            <text:p>147.86512</text:p>
          </table:table-cell>
          <table:table-cell office:value-type="float" office:value="142.670581619805" calcext:value-type="float">
            <text:p>142.6705816198</text:p>
          </table:table-cell>
        </table:table-row>
        <table:table-row table:style-name="ro1">
          <table:table-cell/>
          <table:table-cell office:value-type="float" office:value="52.9305" calcext:value-type="float">
            <text:p>52.9305</text:p>
          </table:table-cell>
          <table:table-cell office:value-type="float" office:value="75.1299" calcext:value-type="float">
            <text:p>75.1299</text:p>
          </table:table-cell>
          <table:table-cell/>
          <table:table-cell office:value-type="float" office:value="32.5449" calcext:value-type="float">
            <text:p>32.5449</text:p>
          </table:table-cell>
          <table:table-cell office:value-type="float" office:value="175.523" calcext:value-type="float">
            <text:p>175.523</text:p>
          </table:table-cell>
          <table:table-cell/>
          <table:table-cell office:value-type="float" office:value="40.9294" calcext:value-type="float">
            <text:p>40.9294</text:p>
          </table:table-cell>
          <table:table-cell office:value-type="float" office:value="51.435" calcext:value-type="float">
            <text:p>51.43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46.627" calcext:value-type="float">
            <text:p>346.627</text:p>
          </table:table-cell>
          <table:table-cell office:value-type="float" office:value="65.0681660517133" calcext:value-type="float">
            <text:p>65.0681660517</text:p>
          </table:table-cell>
          <table:table-cell office:value-type="float" office:value="494.782" calcext:value-type="float">
            <text:p>494.782</text:p>
          </table:table-cell>
          <table:table-cell office:value-type="float" office:value="436.954079229334" calcext:value-type="float">
            <text:p>436.9540792293</text:p>
          </table:table-cell>
        </table:table-row>
        <table:table-row table:style-name="ro1">
          <table:table-cell/>
          <table:table-cell office:value-type="float" office:value="53.0994" calcext:value-type="float">
            <text:p>53.0994</text:p>
          </table:table-cell>
          <table:table-cell office:value-type="float" office:value="125.353" calcext:value-type="float">
            <text:p>125.353</text:p>
          </table:table-cell>
          <table:table-cell/>
          <table:table-cell office:value-type="float" office:value="88.7714" calcext:value-type="float">
            <text:p>88.7714</text:p>
          </table:table-cell>
          <table:table-cell office:value-type="float" office:value="104.321" calcext:value-type="float">
            <text:p>104.321</text:p>
          </table:table-cell>
          <table:table-cell/>
          <table:table-cell office:value-type="float" office:value="40.9294" calcext:value-type="float">
            <text:p>40.9294</text:p>
          </table:table-cell>
          <table:table-cell office:value-type="float" office:value="51.435" calcext:value-type="float">
            <text:p>51.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.</text:p>
          </table:table-cell>
          <table:table-cell table:formula="of:=AVERAGE([.B2:.B11])" office:value-type="float" office:value="58.40667" calcext:value-type="float">
            <text:p>58.40667</text:p>
          </table:table-cell>
          <table:table-cell table:formula="of:=AVERAGE([.C2:.C11])" office:value-type="float" office:value="117.73048" calcext:value-type="float">
            <text:p>117.73048</text:p>
          </table:table-cell>
          <table:table-cell/>
          <table:table-cell table:formula="of:=AVERAGE([.E2:.E11])" office:value-type="float" office:value="45.00983" calcext:value-type="float">
            <text:p>45.00983</text:p>
          </table:table-cell>
          <table:table-cell table:formula="of:=AVERAGE([.F2:.F11])" office:value-type="float" office:value="97.27674" calcext:value-type="float">
            <text:p>97.27674</text:p>
          </table:table-cell>
          <table:table-cell/>
          <table:table-cell table:formula="of:=AVERAGE([.H2:.H11])" office:value-type="float" office:value="59.55021" calcext:value-type="float">
            <text:p>59.55021</text:p>
          </table:table-cell>
          <table:table-cell table:formula="of:=AVERAGE([.I2:.I11])" office:value-type="float" office:value="77.84248" calcext:value-type="float">
            <text:p>77.842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11])" office:value-type="float" office:value="7.6815120794527" calcext:value-type="float">
            <text:p>7.6815120795</text:p>
          </table:table-cell>
          <table:table-cell table:formula="of:=STDEV([.C2:.C11])" office:value-type="float" office:value="39.929150309901" calcext:value-type="float">
            <text:p>39.9291503099</text:p>
          </table:table-cell>
          <table:table-cell/>
          <table:table-cell table:formula="of:=STDEV([.E2:.E11])" office:value-type="float" office:value="16.4618252109439" calcext:value-type="float">
            <text:p>16.4618252109</text:p>
          </table:table-cell>
          <table:table-cell table:formula="of:=STDEV([.F2:.F11])" office:value-type="float" office:value="32.7251594980308" calcext:value-type="float">
            <text:p>32.725159498</text:p>
          </table:table-cell>
          <table:table-cell/>
          <table:table-cell table:formula="of:=STDEV([.H2:.H11])" office:value-type="float" office:value="20.8950323047502" calcext:value-type="float">
            <text:p>20.8950323048</text:p>
          </table:table-cell>
          <table:table-cell table:formula="of:=STDEV([.I2:.I11])" office:value-type="float" office:value="29.8443115352472" calcext:value-type="float">
            <text:p>29.8443115352</text:p>
          </table:table-cell>
          <table:table-cell table:number-columns-repeated="3"/>
          <table:table-cell office:value-type="string" calcext:value-type="string">
            <text:p>DNS Wedge</text:p>
          </table:table-cell>
          <table:table-cell/>
          <table:table-cell office:value-type="string" calcext:value-type="string">
            <text:p>SNS Wedg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9.527" calcext:value-type="float">
            <text:p>129.527</text:p>
          </table:table-cell>
          <table:table-cell office:value-type="float" office:value="454.605" calcext:value-type="float">
            <text:p>454.605</text:p>
          </table:table-cell>
          <table:table-cell/>
          <table:table-cell office:value-type="float" office:value="145.843" calcext:value-type="float">
            <text:p>145.843</text:p>
          </table:table-cell>
          <table:table-cell office:value-type="float" office:value="246.342" calcext:value-type="float">
            <text:p>246.342</text:p>
          </table:table-cell>
          <table:table-cell/>
          <table:table-cell office:value-type="float" office:value="59.3441" calcext:value-type="float">
            <text:p>59.3441</text:p>
          </table:table-cell>
          <table:table-cell office:value-type="float" office:value="132.064" calcext:value-type="float">
            <text:p>132.064</text:p>
          </table:table-cell>
          <table:table-cell table:number-columns-repeated="3"/>
          <table:table-cell office:value-type="string" calcext:value-type="string">
            <text:p>val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/>
          <table:table-cell office:value-type="float" office:value="164.547" calcext:value-type="float">
            <text:p>164.547</text:p>
          </table:table-cell>
          <table:table-cell office:value-type="float" office:value="395.186" calcext:value-type="float">
            <text:p>395.186</text:p>
          </table:table-cell>
          <table:table-cell/>
          <table:table-cell office:value-type="float" office:value="234.132" calcext:value-type="float">
            <text:p>234.132</text:p>
          </table:table-cell>
          <table:table-cell office:value-type="float" office:value="474.158" calcext:value-type="float">
            <text:p>474.158</text:p>
          </table:table-cell>
          <table:table-cell/>
          <table:table-cell office:value-type="float" office:value="56.0802" calcext:value-type="float">
            <text:p>56.0802</text:p>
          </table:table-cell>
          <table:table-cell office:value-type="float" office:value="155.985" calcext:value-type="float">
            <text:p>155.98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5.00983" calcext:value-type="float">
            <text:p>45.00983</text:p>
          </table:table-cell>
          <table:table-cell office:value-type="float" office:value="16.4618252109439" calcext:value-type="float">
            <text:p>16.4618252109</text:p>
          </table:table-cell>
          <table:table-cell office:value-type="float" office:value="97.27674" calcext:value-type="float">
            <text:p>97.27674</text:p>
          </table:table-cell>
          <table:table-cell office:value-type="float" office:value="32.7251594980308" calcext:value-type="float">
            <text:p>32.725159498</text:p>
          </table:table-cell>
        </table:table-row>
        <table:table-row table:style-name="ro1">
          <table:table-cell/>
          <table:table-cell office:value-type="float" office:value="257.166" calcext:value-type="float">
            <text:p>257.166</text:p>
          </table:table-cell>
          <table:table-cell office:value-type="float" office:value="272.344" calcext:value-type="float">
            <text:p>272.344</text:p>
          </table:table-cell>
          <table:table-cell/>
          <table:table-cell office:value-type="float" office:value="123.303" calcext:value-type="float">
            <text:p>123.303</text:p>
          </table:table-cell>
          <table:table-cell office:value-type="float" office:value="410.011" calcext:value-type="float">
            <text:p>410.011</text:p>
          </table:table-cell>
          <table:table-cell/>
          <table:table-cell office:value-type="float" office:value="72.2516" calcext:value-type="float">
            <text:p>72.2516</text:p>
          </table:table-cell>
          <table:table-cell office:value-type="float" office:value="204.388" calcext:value-type="float">
            <text:p>204.38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7.86512" calcext:value-type="float">
            <text:p>147.86512</text:p>
          </table:table-cell>
          <table:table-cell office:value-type="float" office:value="43.8897768396342" calcext:value-type="float">
            <text:p>43.8897768396</text:p>
          </table:table-cell>
          <table:table-cell office:value-type="float" office:value="343.5056" calcext:value-type="float">
            <text:p>343.5056</text:p>
          </table:table-cell>
          <table:table-cell office:value-type="float" office:value="81.9389558135947" calcext:value-type="float">
            <text:p>81.9389558136</text:p>
          </table:table-cell>
        </table:table-row>
        <table:table-row table:style-name="ro1">
          <table:table-cell/>
          <table:table-cell office:value-type="float" office:value="236.507" calcext:value-type="float">
            <text:p>236.507</text:p>
          </table:table-cell>
          <table:table-cell office:value-type="float" office:value="548.373" calcext:value-type="float">
            <text:p>548.373</text:p>
          </table:table-cell>
          <table:table-cell/>
          <table:table-cell office:value-type="float" office:value="164.349" calcext:value-type="float">
            <text:p>164.349</text:p>
          </table:table-cell>
          <table:table-cell office:value-type="float" office:value="294.592" calcext:value-type="float">
            <text:p>294.592</text:p>
          </table:table-cell>
          <table:table-cell/>
          <table:table-cell office:value-type="float" office:value="86.1084" calcext:value-type="float">
            <text:p>86.1084</text:p>
          </table:table-cell>
          <table:table-cell office:value-type="float" office:value="223.272" calcext:value-type="float">
            <text:p>223.27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94.782" calcext:value-type="float">
            <text:p>494.782</text:p>
          </table:table-cell>
          <table:table-cell office:value-type="float" office:value="506.354174629884" calcext:value-type="float">
            <text:p>506.3541746299</text:p>
          </table:table-cell>
          <table:table-cell office:value-type="float" office:value="547.3197" calcext:value-type="float">
            <text:p>547.3197</text:p>
          </table:table-cell>
          <table:table-cell office:value-type="float" office:value="106.628345728985" calcext:value-type="float">
            <text:p>106.628345729</text:p>
          </table:table-cell>
        </table:table-row>
        <table:table-row table:style-name="ro1">
          <table:table-cell/>
          <table:table-cell office:value-type="float" office:value="218.284" calcext:value-type="float">
            <text:p>218.284</text:p>
          </table:table-cell>
          <table:table-cell office:value-type="float" office:value="312.436" calcext:value-type="float">
            <text:p>312.436</text:p>
          </table:table-cell>
          <table:table-cell/>
          <table:table-cell office:value-type="float" office:value="206.824" calcext:value-type="float">
            <text:p>206.824</text:p>
          </table:table-cell>
          <table:table-cell office:value-type="float" office:value="339.712" calcext:value-type="float">
            <text:p>339.712</text:p>
          </table:table-cell>
          <table:table-cell/>
          <table:table-cell office:value-type="float" office:value="87.911" calcext:value-type="float">
            <text:p>87.911</text:p>
          </table:table-cell>
          <table:table-cell office:value-type="float" office:value="136.307" calcext:value-type="float">
            <text:p>136.3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8.345" calcext:value-type="float">
            <text:p>198.345</text:p>
          </table:table-cell>
          <table:table-cell office:value-type="float" office:value="355.848" calcext:value-type="float">
            <text:p>355.848</text:p>
          </table:table-cell>
          <table:table-cell/>
          <table:table-cell office:value-type="float" office:value="96.6612" calcext:value-type="float">
            <text:p>96.6612</text:p>
          </table:table-cell>
          <table:table-cell office:value-type="float" office:value="255.648" calcext:value-type="float">
            <text:p>255.648</text:p>
          </table:table-cell>
          <table:table-cell/>
          <table:table-cell office:value-type="float" office:value="50.3905" calcext:value-type="float">
            <text:p>50.3905</text:p>
          </table:table-cell>
          <table:table-cell office:value-type="float" office:value="195.004" calcext:value-type="float">
            <text:p>195.004</text:p>
          </table:table-cell>
          <table:table-cell table:number-columns-repeated="3"/>
          <table:table-cell office:value-type="string" calcext:value-type="string">
            <text:p>DNS Sqr</text:p>
          </table:table-cell>
          <table:table-cell/>
          <table:table-cell office:value-type="string" calcext:value-type="string">
            <text:p>SNS Sqr</text:p>
          </table:table-cell>
          <table:table-cell/>
        </table:table-row>
        <table:table-row table:style-name="ro1">
          <table:table-cell/>
          <table:table-cell office:value-type="float" office:value="177.642" calcext:value-type="float">
            <text:p>177.642</text:p>
          </table:table-cell>
          <table:table-cell office:value-type="float" office:value="326.24" calcext:value-type="float">
            <text:p>326.24</text:p>
          </table:table-cell>
          <table:table-cell/>
          <table:table-cell office:value-type="float" office:value="108.666" calcext:value-type="float">
            <text:p>108.666</text:p>
          </table:table-cell>
          <table:table-cell office:value-type="float" office:value="450.881" calcext:value-type="float">
            <text:p>450.881</text:p>
          </table:table-cell>
          <table:table-cell/>
          <table:table-cell office:value-type="float" office:value="69.7265" calcext:value-type="float">
            <text:p>69.7265</text:p>
          </table:table-cell>
          <table:table-cell office:value-type="float" office:value="210.183" calcext:value-type="float">
            <text:p>210.183</text:p>
          </table:table-cell>
          <table:table-cell table:number-columns-repeated="3"/>
          <table:table-cell office:value-type="string" calcext:value-type="string">
            <text:p>val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/>
          <table:table-cell office:value-type="float" office:value="224.455" calcext:value-type="float">
            <text:p>224.455</text:p>
          </table:table-cell>
          <table:table-cell office:value-type="float" office:value="696.711" calcext:value-type="float">
            <text:p>696.711</text:p>
          </table:table-cell>
          <table:table-cell/>
          <table:table-cell office:value-type="float" office:value="112.431" calcext:value-type="float">
            <text:p>112.431</text:p>
          </table:table-cell>
          <table:table-cell office:value-type="float" office:value="354.138" calcext:value-type="float">
            <text:p>354.138</text:p>
          </table:table-cell>
          <table:table-cell/>
          <table:table-cell office:value-type="float" office:value="80.19" calcext:value-type="float">
            <text:p>80.19</text:p>
          </table:table-cell>
          <table:table-cell office:value-type="float" office:value="225.491" calcext:value-type="float">
            <text:p>225.49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.55021" calcext:value-type="float">
            <text:p>59.55021</text:p>
          </table:table-cell>
          <table:table-cell office:value-type="float" office:value="20.8950323047502" calcext:value-type="float">
            <text:p>20.8950323048</text:p>
          </table:table-cell>
          <table:table-cell office:value-type="float" office:value="77.84248" calcext:value-type="float">
            <text:p>77.84248</text:p>
          </table:table-cell>
          <table:table-cell office:value-type="float" office:value="29.8443115352472" calcext:value-type="float">
            <text:p>29.8443115352</text:p>
          </table:table-cell>
        </table:table-row>
        <table:table-row table:style-name="ro1">
          <table:table-cell/>
          <table:table-cell office:value-type="float" office:value="271.359" calcext:value-type="float">
            <text:p>271.359</text:p>
          </table:table-cell>
          <table:table-cell office:value-type="float" office:value="527.972" calcext:value-type="float">
            <text:p>527.972</text:p>
          </table:table-cell>
          <table:table-cell/>
          <table:table-cell office:value-type="float" office:value="149.642" calcext:value-type="float">
            <text:p>149.642</text:p>
          </table:table-cell>
          <table:table-cell office:value-type="float" office:value="353.395" calcext:value-type="float">
            <text:p>353.395</text:p>
          </table:table-cell>
          <table:table-cell/>
          <table:table-cell office:value-type="float" office:value="88.9052" calcext:value-type="float">
            <text:p>88.9052</text:p>
          </table:table-cell>
          <table:table-cell office:value-type="float" office:value="176.547" calcext:value-type="float">
            <text:p>176.5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1.01841" calcext:value-type="float">
            <text:p>71.01841</text:p>
          </table:table-cell>
          <table:table-cell office:value-type="float" office:value="14.3105746013569" calcext:value-type="float">
            <text:p>14.3105746014</text:p>
          </table:table-cell>
          <table:table-cell office:value-type="float" office:value="181.5384" calcext:value-type="float">
            <text:p>181.5384</text:p>
          </table:table-cell>
          <table:table-cell office:value-type="float" office:value="34.9823393481149" calcext:value-type="float">
            <text:p>34.9823393481</text:p>
          </table:table-cell>
        </table:table-row>
        <table:table-row table:style-name="ro1">
          <table:table-cell/>
          <table:table-cell office:value-type="float" office:value="181.695" calcext:value-type="float">
            <text:p>181.695</text:p>
          </table:table-cell>
          <table:table-cell office:value-type="float" office:value="244.417" calcext:value-type="float">
            <text:p>244.417</text:p>
          </table:table-cell>
          <table:table-cell/>
          <table:table-cell office:value-type="float" office:value="136.8" calcext:value-type="float">
            <text:p>136.8</text:p>
          </table:table-cell>
          <table:table-cell office:value-type="float" office:value="256.179" calcext:value-type="float">
            <text:p>256.179</text:p>
          </table:table-cell>
          <table:table-cell/>
          <table:table-cell office:value-type="float" office:value="59.2766" calcext:value-type="float">
            <text:p>59.2766</text:p>
          </table:table-cell>
          <table:table-cell office:value-type="float" office:value="156.143" calcext:value-type="float">
            <text:p>156.1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4.08509" calcext:value-type="float">
            <text:p>94.08509</text:p>
          </table:table-cell>
          <table:table-cell office:value-type="float" office:value="16.1309325514987" calcext:value-type="float">
            <text:p>16.1309325515</text:p>
          </table:table-cell>
          <table:table-cell office:value-type="float" office:value="280.1618" calcext:value-type="float">
            <text:p>280.1618</text:p>
          </table:table-cell>
          <table:table-cell office:value-type="float" office:value="54.9538118338179" calcext:value-type="float">
            <text:p>54.9538118338</text:p>
          </table:table-cell>
        </table:table-row>
        <table:table-row table:style-name="ro1">
          <table:table-cell office:value-type="string" calcext:value-type="string">
            <text:p>avg.</text:p>
          </table:table-cell>
          <table:table-cell table:formula="of:=AVERAGE([.B14:.B23])" office:value-type="float" office:value="205.9527" calcext:value-type="float">
            <text:p>205.9527</text:p>
          </table:table-cell>
          <table:table-cell table:formula="of:=AVERAGE([.C14:.C23])" office:value-type="float" office:value="413.4132" calcext:value-type="float">
            <text:p>413.4132</text:p>
          </table:table-cell>
          <table:table-cell/>
          <table:table-cell table:formula="of:=AVERAGE([.E14:.E23])" office:value-type="float" office:value="147.86512" calcext:value-type="float">
            <text:p>147.86512</text:p>
          </table:table-cell>
          <table:table-cell table:formula="of:=AVERAGE([.F14:.F23])" office:value-type="float" office:value="343.5056" calcext:value-type="float">
            <text:p>343.5056</text:p>
          </table:table-cell>
          <table:table-cell/>
          <table:table-cell table:formula="of:=AVERAGE([.H14:.H23])" office:value-type="float" office:value="71.01841" calcext:value-type="float">
            <text:p>71.01841</text:p>
          </table:table-cell>
          <table:table-cell table:formula="of:=AVERAGE([.I14:.I23])" office:value-type="float" office:value="181.5384" calcext:value-type="float">
            <text:p>181.5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14:.B23])" office:value-type="float" office:value="43.8835275930629" calcext:value-type="float">
            <text:p>43.8835275931</text:p>
          </table:table-cell>
          <table:table-cell table:formula="of:=STDEV([.C14:.C23])" office:value-type="float" office:value="142.670581619805" calcext:value-type="float">
            <text:p>142.6705816198</text:p>
          </table:table-cell>
          <table:table-cell/>
          <table:table-cell table:formula="of:=STDEV([.E14:.E23])" office:value-type="float" office:value="43.8897768396342" calcext:value-type="float">
            <text:p>43.8897768396</text:p>
          </table:table-cell>
          <table:table-cell table:formula="of:=STDEV([.F14:.F23])" office:value-type="float" office:value="81.9389558135947" calcext:value-type="float">
            <text:p>81.9389558136</text:p>
          </table:table-cell>
          <table:table-cell/>
          <table:table-cell table:formula="of:=STDEV([.H14:.H23])" office:value-type="float" office:value="14.3105746013569" calcext:value-type="float">
            <text:p>14.3105746014</text:p>
          </table:table-cell>
          <table:table-cell table:formula="of:=STDEV([.I14:.I23])" office:value-type="float" office:value="34.9823393481149" calcext:value-type="float">
            <text:p>34.982339348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7.914" calcext:value-type="float">
            <text:p>397.914</text:p>
          </table:table-cell>
          <table:table-cell office:value-type="float" office:value="524.036" calcext:value-type="float">
            <text:p>524.036</text:p>
          </table:table-cell>
          <table:table-cell/>
          <table:table-cell office:value-type="float" office:value="268.623" calcext:value-type="float">
            <text:p>268.623</text:p>
          </table:table-cell>
          <table:table-cell office:value-type="float" office:value="509.76" calcext:value-type="float">
            <text:p>509.76</text:p>
          </table:table-cell>
          <table:table-cell/>
          <table:table-cell office:value-type="float" office:value="82.8891" calcext:value-type="float">
            <text:p>82.8891</text:p>
          </table:table-cell>
          <table:table-cell office:value-type="float" office:value="406.435" calcext:value-type="float">
            <text:p>406.4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6.876" calcext:value-type="float">
            <text:p>416.876</text:p>
          </table:table-cell>
          <table:table-cell office:value-type="float" office:value="576.22" calcext:value-type="float">
            <text:p>576.22</text:p>
          </table:table-cell>
          <table:table-cell/>
          <table:table-cell office:value-type="float" office:value="1462.44" calcext:value-type="float">
            <text:p>1462.44</text:p>
          </table:table-cell>
          <table:table-cell office:value-type="float" office:value="539.176" calcext:value-type="float">
            <text:p>539.176</text:p>
          </table:table-cell>
          <table:table-cell/>
          <table:table-cell office:value-type="float" office:value="89.6671" calcext:value-type="float">
            <text:p>89.6671</text:p>
          </table:table-cell>
          <table:table-cell office:value-type="float" office:value="265.984" calcext:value-type="float">
            <text:p>265.9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5.531" calcext:value-type="float">
            <text:p>305.531</text:p>
          </table:table-cell>
          <table:table-cell office:value-type="float" office:value="786.71" calcext:value-type="float">
            <text:p>786.71</text:p>
          </table:table-cell>
          <table:table-cell/>
          <table:table-cell office:value-type="float" office:value="192.383" calcext:value-type="float">
            <text:p>192.383</text:p>
          </table:table-cell>
          <table:table-cell office:value-type="float" office:value="522.654" calcext:value-type="float">
            <text:p>522.654</text:p>
          </table:table-cell>
          <table:table-cell/>
          <table:table-cell office:value-type="float" office:value="95.6469" calcext:value-type="float">
            <text:p>95.6469</text:p>
          </table:table-cell>
          <table:table-cell office:value-type="float" office:value="308.538" calcext:value-type="float">
            <text:p>308.5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.33" calcext:value-type="float">
            <text:p>400.33</text:p>
          </table:table-cell>
          <table:table-cell office:value-type="float" office:value="1886.61" calcext:value-type="float">
            <text:p>1886.61</text:p>
          </table:table-cell>
          <table:table-cell/>
          <table:table-cell office:value-type="float" office:value="134.94" calcext:value-type="float">
            <text:p>134.94</text:p>
          </table:table-cell>
          <table:table-cell office:value-type="float" office:value="458.323" calcext:value-type="float">
            <text:p>458.323</text:p>
          </table:table-cell>
          <table:table-cell/>
          <table:table-cell office:value-type="float" office:value="104.827" calcext:value-type="float">
            <text:p>104.827</text:p>
          </table:table-cell>
          <table:table-cell office:value-type="float" office:value="318.135" calcext:value-type="float">
            <text:p>318.1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3.591" calcext:value-type="float">
            <text:p>303.591</text:p>
          </table:table-cell>
          <table:table-cell office:value-type="float" office:value="878.868" calcext:value-type="float">
            <text:p>878.868</text:p>
          </table:table-cell>
          <table:table-cell/>
          <table:table-cell office:value-type="float" office:value="271.726" calcext:value-type="float">
            <text:p>271.726</text:p>
          </table:table-cell>
          <table:table-cell office:value-type="float" office:value="495.155" calcext:value-type="float">
            <text:p>495.155</text:p>
          </table:table-cell>
          <table:table-cell/>
          <table:table-cell office:value-type="float" office:value="83.2278" calcext:value-type="float">
            <text:p>83.2278</text:p>
          </table:table-cell>
          <table:table-cell office:value-type="float" office:value="220.444" calcext:value-type="float">
            <text:p>220.4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1.501" calcext:value-type="float">
            <text:p>401.501</text:p>
          </table:table-cell>
          <table:table-cell office:value-type="float" office:value="450.781" calcext:value-type="float">
            <text:p>450.781</text:p>
          </table:table-cell>
          <table:table-cell/>
          <table:table-cell office:value-type="float" office:value="315.28" calcext:value-type="float">
            <text:p>315.28</text:p>
          </table:table-cell>
          <table:table-cell office:value-type="float" office:value="468.671" calcext:value-type="float">
            <text:p>468.671</text:p>
          </table:table-cell>
          <table:table-cell/>
          <table:table-cell office:value-type="float" office:value="82.2892" calcext:value-type="float">
            <text:p>82.2892</text:p>
          </table:table-cell>
          <table:table-cell office:value-type="float" office:value="261.289" calcext:value-type="float">
            <text:p>261.2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6.553" calcext:value-type="float">
            <text:p>206.553</text:p>
          </table:table-cell>
          <table:table-cell office:value-type="float" office:value="636.314" calcext:value-type="float">
            <text:p>636.314</text:p>
          </table:table-cell>
          <table:table-cell/>
          <table:table-cell office:value-type="float" office:value="285.644" calcext:value-type="float">
            <text:p>285.644</text:p>
          </table:table-cell>
          <table:table-cell office:value-type="float" office:value="720.917" calcext:value-type="float">
            <text:p>720.917</text:p>
          </table:table-cell>
          <table:table-cell/>
          <table:table-cell office:value-type="float" office:value="76.9966" calcext:value-type="float">
            <text:p>76.9966</text:p>
          </table:table-cell>
          <table:table-cell office:value-type="float" office:value="264.803" calcext:value-type="float">
            <text:p>264.8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4.121" calcext:value-type="float">
            <text:p>314.121</text:p>
          </table:table-cell>
          <table:table-cell office:value-type="float" office:value="409.096" calcext:value-type="float">
            <text:p>409.096</text:p>
          </table:table-cell>
          <table:table-cell/>
          <table:table-cell office:value-type="float" office:value="1437.06" calcext:value-type="float">
            <text:p>1437.06</text:p>
          </table:table-cell>
          <table:table-cell office:value-type="float" office:value="526.524" calcext:value-type="float">
            <text:p>526.524</text:p>
          </table:table-cell>
          <table:table-cell/>
          <table:table-cell office:value-type="float" office:value="125.971" calcext:value-type="float">
            <text:p>125.971</text:p>
          </table:table-cell>
          <table:table-cell office:value-type="float" office:value="261.826" calcext:value-type="float">
            <text:p>261.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5.937" calcext:value-type="float">
            <text:p>365.937</text:p>
          </table:table-cell>
          <table:table-cell office:value-type="float" office:value="715.321" calcext:value-type="float">
            <text:p>715.321</text:p>
          </table:table-cell>
          <table:table-cell/>
          <table:table-cell office:value-type="float" office:value="317.464" calcext:value-type="float">
            <text:p>317.464</text:p>
          </table:table-cell>
          <table:table-cell office:value-type="float" office:value="763.333" calcext:value-type="float">
            <text:p>763.333</text:p>
          </table:table-cell>
          <table:table-cell/>
          <table:table-cell office:value-type="float" office:value="114.686" calcext:value-type="float">
            <text:p>114.686</text:p>
          </table:table-cell>
          <table:table-cell office:value-type="float" office:value="279.51" calcext:value-type="float">
            <text:p>279.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.916" calcext:value-type="float">
            <text:p>353.916</text:p>
          </table:table-cell>
          <table:table-cell office:value-type="float" office:value="414.92" calcext:value-type="float">
            <text:p>414.92</text:p>
          </table:table-cell>
          <table:table-cell/>
          <table:table-cell office:value-type="float" office:value="262.26" calcext:value-type="float">
            <text:p>262.26</text:p>
          </table:table-cell>
          <table:table-cell office:value-type="float" office:value="468.684" calcext:value-type="float">
            <text:p>468.684</text:p>
          </table:table-cell>
          <table:table-cell/>
          <table:table-cell office:value-type="float" office:value="84.6502" calcext:value-type="float">
            <text:p>84.6502</text:p>
          </table:table-cell>
          <table:table-cell office:value-type="float" office:value="214.654" calcext:value-type="float">
            <text:p>214.6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.</text:p>
          </table:table-cell>
          <table:table-cell table:formula="of:=AVERAGE([.B26:.B35])" office:value-type="float" office:value="346.627" calcext:value-type="float">
            <text:p>346.627</text:p>
          </table:table-cell>
          <table:table-cell table:formula="of:=AVERAGE([.C26:.C35])" office:value-type="float" office:value="727.8876" calcext:value-type="float">
            <text:p>727.8876</text:p>
          </table:table-cell>
          <table:table-cell/>
          <table:table-cell table:formula="of:=AVERAGE([.E26:.E35])" office:value-type="float" office:value="494.782" calcext:value-type="float">
            <text:p>494.782</text:p>
          </table:table-cell>
          <table:table-cell table:formula="of:=AVERAGE([.F26:.F35])" office:value-type="float" office:value="547.3197" calcext:value-type="float">
            <text:p>547.3197</text:p>
          </table:table-cell>
          <table:table-cell/>
          <table:table-cell table:formula="of:=AVERAGE([.H26:.H35])" office:value-type="float" office:value="94.08509" calcext:value-type="float">
            <text:p>94.08509</text:p>
          </table:table-cell>
          <table:table-cell table:formula="of:=AVERAGE([.I26:.I35])" office:value-type="float" office:value="280.1618" calcext:value-type="float">
            <text:p>280.1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6:.B35])" office:value-type="float" office:value="65.0681660517133" calcext:value-type="float">
            <text:p>65.0681660517</text:p>
          </table:table-cell>
          <table:table-cell table:formula="of:=STDEV([.C26:.C35])" office:value-type="float" office:value="436.954079229334" calcext:value-type="float">
            <text:p>436.9540792293</text:p>
          </table:table-cell>
          <table:table-cell/>
          <table:table-cell table:formula="of:=STDEV([.E26:.E35])" office:value-type="float" office:value="506.354174629884" calcext:value-type="float">
            <text:p>506.3541746299</text:p>
          </table:table-cell>
          <table:table-cell table:formula="of:=STDEV([.F26:.F35])" office:value-type="float" office:value="106.628345728985" calcext:value-type="float">
            <text:p>106.628345729</text:p>
          </table:table-cell>
          <table:table-cell/>
          <table:table-cell table:formula="of:=STDEV([.H26:.H35])" office:value-type="float" office:value="16.1309325514987" calcext:value-type="float">
            <text:p>16.1309325515</text:p>
          </table:table-cell>
          <table:table-cell table:formula="of:=STDEV([.I26:.I35])" office:value-type="float" office:value="54.9538118338179" calcext:value-type="float">
            <text:p>54.953811833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01:22:45.314419811</meta:creation-date>
    <dc:date>2016-05-11T02:00:21.851101777</dc:date>
    <meta:editing-duration>PT31M56S</meta:editing-duration>
    <meta:editing-cycles>2</meta:editing-cycles>
    <meta:generator>LibreOffice/4.2.8.2$Linux_X86_64 LibreOffice_project/420m0$Build-2</meta:generator>
    <meta:document-statistic meta:table-count="1" meta:cell-count="2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cm" svg:y="3.952cm" style:legend-expansion="high" chart:style-name="ch2"/>
        <chart:plot-area chart:style-name="ch3" table:cell-range-address="Sheet1.L8:Sheet1.M10 Sheet1.M6:Sheet1.M6 Sheet1.O6:Sheet1.O6 Sheet1.O8:Sheet1.O10" chart:data-source-has-labels="row" svg:x="0.32cm" svg:y="0.18cm" svg:width="13.15cm" svg:height="8.64cm">
          <chartooo:coordinate-region svg:x="1.127cm" svg:y="0.38cm" svg:width="12.15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8:Sheet1.M10" chart:label-cell-address="Sheet1.M6:Sheet1.M6" chart:class="chart:scatter">
            <chart:domain table:cell-range-address="Sheet1.L8:Sheet1.L10"/>
            <chart:data-point chart:repeated="3"/>
          </chart:series>
          <chart:series chart:style-name="ch7" chart:values-cell-range-address="Sheet1.O8:Sheet1.O10" chart:label-cell-address="Sheet1.O6:Sheet1.O6" chart:class="chart:scatte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DNS Line</text:p>
                <draw:g>
                  <svg:desc>Sheet1.M6:Sheet1.M6</svg:desc>
                </draw:g>
              </table:table-cell>
              <table:table-cell office:value-type="string">
                <text:p>SNS Line</text:p>
                <draw:g>
                  <svg:desc>Sheet1.O6:Sheet1.O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L8:Sheet1.L10</svg:desc>
                </draw:g>
              </table:table-cell>
              <table:table-cell office:value-type="float" office:value="58.40667">
                <text:p>58.40667</text:p>
                <draw:g>
                  <svg:desc>Sheet1.M8:Sheet1.M10</svg:desc>
                </draw:g>
              </table:table-cell>
              <table:table-cell office:value-type="float" office:value="45.00983">
                <text:p>45.00983</text:p>
                <draw:g>
                  <svg:desc>Sheet1.O8:Sheet1.O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05.9527">
                <text:p>205.9527</text:p>
              </table:table-cell>
              <table:table-cell office:value-type="float" office:value="147.86512">
                <text:p>147.86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346.627">
                <text:p>346.627</text:p>
              </table:table-cell>
              <table:table-cell office:value-type="float" office:value="494.782">
                <text:p>494.7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6cm" svg:y="3.952cm" style:legend-expansion="high" chart:style-name="ch2"/>
        <chart:plot-area chart:style-name="ch3" table:cell-range-address="Sheet1.L8:Sheet1.L10 Sheet1.M19:Sheet1.M19 Sheet1.M21:Sheet1.M23 Sheet1.O19:Sheet1.O19 Sheet1.O21:Sheet1.O23" chart:data-source-has-labels="row" svg:x="0.32cm" svg:y="0.18cm" svg:width="13.256cm" svg:height="8.64cm">
          <chartooo:coordinate-region svg:x="1.127cm" svg:y="0.38cm" svg:width="12.26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21:Sheet1.M23" chart:label-cell-address="Sheet1.M19:Sheet1.M19" chart:class="chart:scatter">
            <chart:domain table:cell-range-address="Sheet1.L8:Sheet1.L10"/>
            <chart:data-point chart:repeated="3"/>
          </chart:series>
          <chart:series chart:style-name="ch7" chart:values-cell-range-address="Sheet1.O21:Sheet1.O23" chart:label-cell-address="Sheet1.O19:Sheet1.O19" chart:class="chart:scatte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DNS Sqr</text:p>
                <draw:g>
                  <svg:desc>Sheet1.M19:Sheet1.M19</svg:desc>
                </draw:g>
              </table:table-cell>
              <table:table-cell office:value-type="string">
                <text:p>SNS Sqr</text:p>
                <draw:g>
                  <svg:desc>Sheet1.O19:Sheet1.O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L8:Sheet1.L10</svg:desc>
                </draw:g>
              </table:table-cell>
              <table:table-cell office:value-type="float" office:value="59.55021">
                <text:p>59.55021</text:p>
                <draw:g>
                  <svg:desc>Sheet1.M21:Sheet1.M23</svg:desc>
                </draw:g>
              </table:table-cell>
              <table:table-cell office:value-type="float" office:value="77.84248">
                <text:p>77.84248</text:p>
                <draw:g>
                  <svg:desc>Sheet1.O21:Sheet1.O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71.01841">
                <text:p>71.01841</text:p>
              </table:table-cell>
              <table:table-cell office:value-type="float" office:value="181.5384">
                <text:p>181.53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94.08509">
                <text:p>94.08509</text:p>
              </table:table-cell>
              <table:table-cell office:value-type="float" office:value="280.1618">
                <text:p>280.16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